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003310196945990564"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429566785370758061"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987762684943911422"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09638266917524948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7658070022482515021"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177565909141093349"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Fri July 17,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18"><text:span text:style-name="T15">See Fri July 17, 2020 </text:span></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oft-page-break/>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3T11:37:14.98</dc:date>
    <dc:creator>James Lombardi</dc:creator>
    <meta:editing-duration>P5DT14H48M6S</meta:editing-duration>
    <meta:editing-cycles>494</meta:editing-cycles>
    <meta:generator>OpenOffice/4.1.2$Win32 OpenOffice.org_project/412m3$Build-9782</meta:generator>
    <meta:document-statistic meta:table-count="0" meta:image-count="0" meta:object-count="0" meta:page-count="62" meta:paragraph-count="1700" meta:word-count="18794" meta:character-count="94076"/>
  </office:meta>
</office:document-meta>
</file>